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3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Times" style:font-family-asian="Times" style:font-family-complex="Times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27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30" style:family="text">
      <style:text-properties fo:font-size="12.00pt" fo:font-weight="normal" fo:font-family="Times" style:font-family-asian="Times" style:font-family-complex="Times" fo:background-color="transparent" style:use-window-font-color="true"/>
    </style:style>
    <style:style style:name="T31" style:family="text">
      <style:text-properties fo:font-size="18.00pt" fo:font-weight="bold" fo:font-family="Times" style:font-family-asian="Times" style:font-family-complex="Times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 fo:margin-top="12.00pt"/>
    </style:style>
    <style:style style:name="P2" style:family="paragraph">
      <style:paragraph-properties fo:line-height="100.00%" fo:text-align="right" fo:margin-top="12.00pt" fo:margin-bottom="36.00pt"/>
    </style:style>
    <style:style style:name="P3" style:family="paragraph">
      <style:paragraph-properties fo:line-height="100.00%" fo:text-align="right" fo:margin-bottom="20.00pt"/>
    </style:style>
    <style:style style:name="P4" style:family="paragraph">
      <style:paragraph-properties fo:line-height="100.00%" fo:text-align="right" fo:margin-top="12.00pt" fo:margin-bottom="36.00pt"/>
    </style:style>
    <style:style style:name="P5" style:family="paragraph">
      <style:paragraph-properties fo:line-height="100.00%" fo:text-align="left" fo:margin-top="6.00pt" fo:margin-bottom="12.00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60.60pt"/>
          <style:tab-stop style:position="49532.10pt" style:leader-style="solid" style:leader-type="double"/>
          <style:tab-stop style:position="421116.25pt" style:type="right"/>
          <style:tab-stop style:position="-5.40pt"/>
        </style:tab-stops>
      </style:paragraph-properties>
    </style:style>
    <style:style style:name="P7" style:family="paragraph">
      <style:paragraph-properties fo:line-height="100.00%" fo:text-align="left" fo:margin-top="2.00pt" fo:margin-bottom="2.00p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60.60pt"/>
          <style:tab-stop style:position="49532.10pt" style:leader-style="solid" style:leader-type="double"/>
          <style:tab-stop style:position="421116.25pt" style:type="right"/>
          <style:tab-stop style:position="-5.40pt"/>
        </style:tab-stops>
      </style:paragraph-properties>
    </style:style>
    <style:style style:name="P9" style:family="paragraph">
      <style:paragraph-properties fo:line-height="100.00%" fo:text-align="left" fo:margin-top="2.00pt" fo:margin-bottom="2.00p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60.60pt"/>
          <style:tab-stop style:position="49532.10pt" style:leader-style="solid" style:leader-type="double"/>
          <style:tab-stop style:position="421116.25pt" style:type="right"/>
          <style:tab-stop style:position="-5.4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24.00pt" fo:margin-bottom="12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24.00pt" fo:margin-bottom="1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251.10pt"/>
          <style:tab-stop style:position="32891.1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251.10pt"/>
          <style:tab-stop style:position="32891.1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253.35pt"/>
          <style:tab-stop style:position="32891.1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253.35pt"/>
          <style:tab-stop style:position="32891.1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254.1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254.10pt"/>
          <style:tab-stop style:position="32891.1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260.10pt"/>
          <style:tab-stop style:position="32891.1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260.10pt"/>
          <style:tab-stop style:position="32891.1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261.60pt"/>
          <style:tab-stop style:position="32891.1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61.60pt"/>
          <style:tab-stop style:position="32891.10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53.35pt"/>
          <style:tab-stop style:position="32891.1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253.35pt"/>
          <style:tab-stop style:position="32891.1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266.85pt"/>
          <style:tab-stop style:position="32891.10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266.85pt"/>
          <style:tab-stop style:position="32891.10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265.35pt"/>
          <style:tab-stop style:position="32891.1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265.35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277.35pt"/>
          <style:tab-stop style:position="32891.1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277.35pt"/>
          <style:tab-stop style:position="32891.1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276.60pt"/>
          <style:tab-stop style:position="32891.1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5.40pt" fo:text-indent="-5.40pt">
        <style:tab-stops>
          <style:tab-stop style:position="276.60pt"/>
          <style:tab-stop style:position="32891.1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290.85pt"/>
          <style:tab-stop style:position="32891.1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290.85pt"/>
          <style:tab-stop style:position="32891.1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293.10pt"/>
          <style:tab-stop style:position="32891.1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293.10pt"/>
          <style:tab-stop style:position="32891.10pt"/>
        </style:tab-stops>
      </style:paragraph-properties>
    </style:style>
    <style:style style:name="P66" style:family="paragraph">
      <style:paragraph-properties fo:line-height="100.00%" fo:text-align="left"/>
    </style:style>
    <style:style style:name="TableColumn0100" style:family="table-column">
      <style:table-column-properties style:column-width="0.916667in"/>
    </style:style>
    <style:style style:name="TableColumn0101" style:family="table-column">
      <style:table-column-properties style:column-width="0.760417in"/>
    </style:style>
    <style:style style:name="TableColumn0102" style:family="table-column">
      <style:table-column-properties style:column-width="3.461111in"/>
    </style:style>
    <style:style style:name="TableColumn0103" style:family="table-column">
      <style:table-column-properties style:column-width="0.766667in"/>
    </style:style>
    <style:style style:name="Table01" style:family="table">
      <style:table-properties style:width="5.9048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20833in solid #000000" fo:border-left="0.020833in solid #000000" fo:border-right="0.010417in solid #000000" fo:border-bottom="0.062500in solid #000000" fo:padding-left="0.075000in" fo:padding-right="0.075000in" fo:vertical-align="top" fo:background-color="#ffffff"/>
    </style:style>
    <style:style style:name="TableCell010001" style:family="table-cell">
      <style:table-cell-properties fo:border-top="0.020833in solid #000000" fo:border-left="0.010417in solid #000000" fo:border-right="0.010417in solid #000000" fo:border-bottom="0.062500in solid #000000" fo:padding-left="0.075000in" fo:padding-right="0.075000in" fo:vertical-align="top" fo:background-color="#ffffff"/>
    </style:style>
    <style:style style:name="TableCell010002" style:family="table-cell">
      <style:table-cell-properties fo:border-top="0.020833in solid #000000" fo:border-left="0.010417in solid #000000" fo:border-right="0.010417in solid #000000" fo:border-bottom="0.062500in solid #000000" fo:padding-left="0.075000in" fo:padding-right="0.075000in" fo:vertical-align="top" fo:background-color="#ffffff"/>
    </style:style>
    <style:style style:name="TableCell010003" style:family="table-cell">
      <style:table-cell-properties fo:border-top="0.020833in solid #000000" fo:border-left="0.010417in solid #000000" fo:border-right="0.020833in solid #000000" fo:border-bottom="0.062500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20833in solid #000000" fo:border-left="0.020833in solid #000000" fo:border-right="0.010417in solid #000000" fo:border-bottom="0.062500in solid #000000" fo:padding-left="0.075000in" fo:padding-right="0.075000in" fo:vertical-align="top" fo:background-color="#ffffff"/>
    </style:style>
    <style:style style:name="TableCell010101" style:family="table-cell">
      <style:table-cell-properties fo:border-top="0.020833in solid #000000" fo:border-left="0.010417in solid #000000" fo:border-right="0.010417in solid #000000" fo:border-bottom="0.062500in solid #000000" fo:padding-left="0.075000in" fo:padding-right="0.075000in" fo:vertical-align="top" fo:background-color="#ffffff"/>
    </style:style>
    <style:style style:name="TableCell010102" style:family="table-cell">
      <style:table-cell-properties fo:border-top="0.020833in solid #000000" fo:border-left="0.010417in solid #000000" fo:border-right="0.010417in solid #000000" fo:border-bottom="0.062500in solid #000000" fo:padding-left="0.075000in" fo:padding-right="0.075000in" fo:vertical-align="top" fo:background-color="#ffffff"/>
    </style:style>
    <style:style style:name="TableCell010103" style:family="table-cell">
      <style:table-cell-properties fo:border-top="0.020833in solid #000000" fo:border-left="0.010417in solid #000000" fo:border-right="0.020833in solid #000000" fo:border-bottom="0.062500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3.562500in"/>
    </style:style>
    <style:style style:name="TableColumn0201" style:family="table-column">
      <style:table-column-properties style:column-width="2.041667in"/>
    </style:style>
    <style:style style:name="Table02" style:family="table">
      <style:table-properties style:width="5.604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2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300" style:family="table-column">
      <style:table-column-properties style:column-width="3.593750in"/>
    </style:style>
    <style:style style:name="TableColumn0301" style:family="table-column">
      <style:table-column-properties style:column-width="1.989583in"/>
    </style:style>
    <style:style style:name="Table03" style:family="table">
      <style:table-properties style:width="5.58333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3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400" style:family="table-column">
      <style:table-column-properties style:column-width="3.604167in"/>
    </style:style>
    <style:style style:name="TableColumn0401" style:family="table-column">
      <style:table-column-properties style:column-width="2.052083in"/>
    </style:style>
    <style:style style:name="Table04" style:family="table">
      <style:table-properties style:width="5.65625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4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500" style:family="table-column">
      <style:table-column-properties style:column-width="3.687500in"/>
    </style:style>
    <style:style style:name="TableColumn0501" style:family="table-column">
      <style:table-column-properties style:column-width="2.062500in"/>
    </style:style>
    <style:style style:name="Table05" style:family="table">
      <style:table-properties style:width="5.750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5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600" style:family="table-column">
      <style:table-column-properties style:column-width="3.708333in"/>
    </style:style>
    <style:style style:name="TableColumn0601" style:family="table-column">
      <style:table-column-properties style:column-width="2.072917in"/>
    </style:style>
    <style:style style:name="Table06" style:family="table">
      <style:table-properties style:width="5.78125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6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700" style:family="table-column">
      <style:table-column-properties style:column-width="3.593750in"/>
    </style:style>
    <style:style style:name="TableColumn0701" style:family="table-column">
      <style:table-column-properties style:column-width="2.250000in"/>
    </style:style>
    <style:style style:name="Table07" style:family="table">
      <style:table-properties style:width="5.843750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7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800" style:family="table-column">
      <style:table-column-properties style:column-width="3.781250in"/>
    </style:style>
    <style:style style:name="TableColumn0801" style:family="table-column">
      <style:table-column-properties style:column-width="2.052083in"/>
    </style:style>
    <style:style style:name="Table08" style:family="table">
      <style:table-properties style:width="5.83333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8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0900" style:family="table-column">
      <style:table-column-properties style:column-width="3.760417in"/>
    </style:style>
    <style:style style:name="TableColumn0901" style:family="table-column">
      <style:table-column-properties style:column-width="2.072917in"/>
    </style:style>
    <style:style style:name="Table09" style:family="table">
      <style:table-properties style:width="5.833333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09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1000" style:family="table-column">
      <style:table-column-properties style:column-width="3.927083in"/>
    </style:style>
    <style:style style:name="TableColumn1001" style:family="table-column">
      <style:table-column-properties style:column-width="1.885417in"/>
    </style:style>
    <style:style style:name="Table10" style:family="table">
      <style:table-properties style:width="5.812500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10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1100" style:family="table-column">
      <style:table-column-properties style:column-width="3.916667in"/>
    </style:style>
    <style:style style:name="TableColumn1101" style:family="table-column">
      <style:table-column-properties style:column-width="1.885417in"/>
    </style:style>
    <style:style style:name="Table11" style:family="table">
      <style:table-properties style:width="5.802083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11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1200" style:family="table-column">
      <style:table-column-properties style:column-width="4.114583in"/>
    </style:style>
    <style:style style:name="TableColumn1201" style:family="table-column">
      <style:table-column-properties style:column-width="1.843750in"/>
    </style:style>
    <style:style style:name="Table12" style:family="table">
      <style:table-properties style:width="5.958333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12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olumn1300" style:family="table-column">
      <style:table-column-properties style:column-width="4.145833in"/>
    </style:style>
    <style:style style:name="TableColumn1301" style:family="table-column">
      <style:table-column-properties style:column-width="1.781250in"/>
    </style:style>
    <style:style style:name="Table13" style:family="table">
      <style:table-properties style:width="5.927083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  <style:style style:name="TableCell130001" style:family="table-cell">
      <style:table-cell-properties fo:border-top="0.006944in solid #bdd6ee" fo:border-left="0.006944in solid #bdd6ee" fo:border-right="0.006944in solid #bdd6ee" fo:border-bottom="0.006944in solid #bdd6ee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2">Plano de Teste<text:s text:c="2"/></text:span></text:p>
      <text:p text:style-name="P3"><text:span text:style-name="T3">para</text:span></text:p>
      <text:p text:style-name="P4"><text:span text:style-name="T4">Calculadora_basica</text:span></text:p>
      <text:p text:style-name="P4"><text:span text:style-name="T5"/></text:p>
      <text:p text:style-name="P4"><text:span text:style-name="T6">Escrito por Jefferson Lourenço Pires</text:span></text:p>
      <text:p text:style-name="P4"><text:span text:style-name="T6">Faculdade de Tecnologia - UNICAMP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8">Revision Histor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7"><text:span text:style-name="T10">Name</text:span><text:span text:style-name="T11"/></text:p>
          </table:table-cell>
          <table:table-cell table:style-name="TableCell010001">
            <text:p text:style-name="P7"><text:span text:style-name="T12">Date</text:span><text:span text:style-name="T13"/></text:p>
          </table:table-cell>
          <table:table-cell table:style-name="TableCell010002">
            <text:p text:style-name="P7"><text:span text:style-name="T14">Reason For Changes</text:span><text:span text:style-name="T15"/></text:p>
          </table:table-cell>
          <table:table-cell table:style-name="TableCell010003">
            <text:p text:style-name="P7"><text:span text:style-name="T16">Version</text:span><text:span text:style-name="T17"/></text:p>
          </table:table-cell>
        </table:table-row>
        <table:table-row table:style-name="TableRow0101">
          <table:table-cell table:style-name="TableCell010100">
            <text:p text:style-name="P9"><text:span text:style-name="T18">Jefferson</text:span><text:span text:style-name="T19"/></text:p>
          </table:table-cell>
          <table:table-cell table:style-name="TableCell010101">
            <text:p text:style-name="P9"><text:span text:style-name="T20">18/05/16</text:span><text:span text:style-name="T21"/></text:p>
          </table:table-cell>
          <table:table-cell table:style-name="TableCell010102">
            <text:p text:style-name="P9"><text:span text:style-name="T22">Criado o capa, introdução, estratégias e plano de teste</text:span><text:span text:style-name="T23"/></text:p>
          </table:table-cell>
          <table:table-cell table:style-name="TableCell010103">
            <text:p text:style-name="P9"><text:span text:style-name="T24">0.1</text:span><text:span text:style-name="T25"/></text:p>
          </table:table-cell>
        </table:table-row>
      </table:table>
      <text:p text:style-name="P11"><text:span text:style-name="T25"/></text:p>
      <text:p text:style-name="P12"><text:span text:style-name="T25"/></text:p>
      <text:p text:style-name="P12"><text:span text:style-name="T25"/></text:p>
      <text:p text:style-name="P12"><text:span text:style-name="T25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/></text:p>
      <text:p text:style-name="P13"><text:span text:style-name="T26">Introdução</text:span></text:p>
      <text:p text:style-name="P14"><text:span text:style-name="T27">Este documento foi criado para documentar os testes que serão aplicados ao software para garantir a qualidade, e também aqui será discutido as estratégias para que tais testes fossem escolhidos.</text:span></text:p>
      <text:p text:style-name="P14"><text:span text:style-name="T28"/></text:p>
      <text:p text:style-name="P14"><text:span text:style-name="T29">Estratégias</text:span></text:p>
      <text:p text:style-name="P14"><text:span text:style-name="T29"/></text:p>
      <text:p text:style-name="P14"><text:span text:style-name="T30">- Foram feito testes para todos os requisitos funcionais do sistema, unitariamente, pois nenhum requisito é depende de outro.</text:span></text:p>
      <text:p text:style-name="P15"><text:span text:style-name="T30">- Foram escolhidos testes de contas simples (ex: 5+2) para todos os operadores; </text:span></text:p>
      <text:p text:style-name="P16"><text:span text:style-name="T30">- Alguns testes foram feitos com números decimais para garantir que o software trabalhe com esse tipo de número;</text:span></text:p>
      <text:p text:style-name="P16"><text:span text:style-name="T30">- O teste de ID7 garante que o software não trave com divisões por 0.</text:span></text:p>
      <text:p text:style-name="P16"><text:span text:style-name="T30">- O teste ID3 garante que o software saiba lidar com números negativos.</text:span></text:p>
      <text:p text:style-name="P17"><text:span text:style-name="T31">Plano de Teste</text:span></text:p>
      <text:p text:style-name="P18"><text:span text:style-name="T32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0"><text:span text:style-name="T33">ID:</text:span><text:span text:style-name="T34"><text:s/>1</text:span></text:p>
            <text:p text:style-name="P20"><text:span text:style-name="T35">Caso de teste:<text:s/></text:span><text:span text:style-name="T36">RF1(Realizar operações de soma)</text:span><text:span text:style-name="T37"/></text:p>
          </table:table-cell>
          <table:table-cell table:style-name="TableCell020001">
            <text:p text:style-name="P20"><text:span text:style-name="T38">Dados de teste:<text:s/></text:span><text:span text:style-name="T39">5+2</text:span></text:p>
            <text:p text:style-name="P20"><text:span text:style-name="T40">Resultado esperado:<text:s/></text:span><text:span text:style-name="T41">7</text:span><text:span text:style-name="T42"/></text:p>
          </table:table-cell>
        </table:table-row>
      </table:table>
      <text:p text:style-name="P22"><text:span text:style-name="T42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4"><text:span text:style-name="T43">ID:</text:span><text:span text:style-name="T44"><text:s/>2</text:span></text:p>
            <text:p text:style-name="P24"><text:span text:style-name="T45">Caso de teste:<text:s/></text:span><text:span text:style-name="T46">RF1(Realizar operações de soma)</text:span><text:span text:style-name="T47"/></text:p>
          </table:table-cell>
          <table:table-cell table:style-name="TableCell030001">
            <text:p text:style-name="P24"><text:span text:style-name="T48">Dados de teste:<text:s/></text:span><text:span text:style-name="T49">1,5+1,7</text:span></text:p>
            <text:p text:style-name="P24"><text:span text:style-name="T50">Resultado esperado:<text:s/></text:span><text:span text:style-name="T51">3,2</text:span><text:span text:style-name="T52"/></text:p>
          </table:table-cell>
        </table:table-row>
      </table:table>
      <text:p text:style-name="P26"><text:span text:style-name="T5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28"><text:span text:style-name="T53">ID:</text:span><text:span text:style-name="T54"><text:s/>3</text:span></text:p>
            <text:p text:style-name="P28"><text:span text:style-name="T55">Caso de teste:<text:s/></text:span><text:span text:style-name="T56">RF1(Realizar operações de soma)</text:span><text:span text:style-name="T57"/></text:p>
          </table:table-cell>
          <table:table-cell table:style-name="TableCell040001">
            <text:p text:style-name="P28"><text:span text:style-name="T58">Dados de teste:<text:s/></text:span><text:span text:style-name="T59">(-2) + (5)</text:span></text:p>
            <text:p text:style-name="P28"><text:span text:style-name="T60">Resultado esperado:<text:s/></text:span><text:span text:style-name="T61">3</text:span><text:span text:style-name="T62"/></text:p>
          </table:table-cell>
        </table:table-row>
      </table:table>
      <text:p text:style-name="P30"><text:span text:style-name="T62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32"><text:span text:style-name="T63">ID:</text:span><text:span text:style-name="T64"><text:s/>4</text:span></text:p>
            <text:p text:style-name="P32"><text:span text:style-name="T65">Caso de teste:<text:s/></text:span><text:span text:style-name="T66">RF2(Realizar operações de subtração)</text:span><text:span text:style-name="T67"/></text:p>
          </table:table-cell>
          <table:table-cell table:style-name="TableCell050001">
            <text:p text:style-name="P32"><text:span text:style-name="T68">Dados de teste:<text:s/></text:span><text:span text:style-name="T69">7-5</text:span><text:span text:style-name="T70"><text:s/></text:span></text:p>
            <text:p text:style-name="P32"><text:span text:style-name="T70">Resultado esperado:<text:s/></text:span><text:span text:style-name="T71">2</text:span><text:span text:style-name="T72"/></text:p>
          </table:table-cell>
        </table:table-row>
      </table:table>
      <text:p text:style-name="P34"><text:span text:style-name="T72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36"><text:span text:style-name="T73">ID:</text:span><text:span text:style-name="T74"><text:s/>5</text:span></text:p>
            <text:p text:style-name="P36"><text:span text:style-name="T75">Caso de teste:<text:s/></text:span><text:span text:style-name="T76">RF2(Realizar operações de subtração)</text:span><text:span text:style-name="T77"/></text:p>
          </table:table-cell>
          <table:table-cell table:style-name="TableCell060001">
            <text:p text:style-name="P36"><text:span text:style-name="T78">Dados de teste:<text:s/></text:span><text:span text:style-name="T79">20</text:span><text:span text:style-name="T80"><text:s/>-</text:span><text:span text:style-name="T81"><text:s/>10</text:span></text:p>
            <text:p text:style-name="P36"><text:span text:style-name="T82">Resultado esperado:<text:s/></text:span><text:span text:style-name="T83">10</text:span><text:span text:style-name="T84"/></text:p>
          </table:table-cell>
        </table:table-row>
      </table:table>
      <text:p text:style-name="P38"><text:span text:style-name="T84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40"><text:span text:style-name="T85">ID:</text:span><text:span text:style-name="T86"><text:s/>6</text:span></text:p>
            <text:p text:style-name="P40"><text:span text:style-name="T87">Caso de teste:<text:s/></text:span><text:span text:style-name="T88">RF3(Realizar operações de divisão)</text:span><text:span text:style-name="T89"/></text:p>
          </table:table-cell>
          <table:table-cell table:style-name="TableCell070001">
            <text:p text:style-name="P40"><text:span text:style-name="T90">Dados de teste:<text:s/></text:span><text:span text:style-name="T91">5</text:span><text:span text:style-name="T92"><text:s/></text:span><text:span text:style-name="T93">/ 2</text:span></text:p>
            <text:p text:style-name="P40"><text:span text:style-name="T94">Resultado esperado:<text:s/></text:span><text:span text:style-name="T95">2,5</text:span><text:span text:style-name="T96"/></text:p>
          </table:table-cell>
        </table:table-row>
      </table:table>
      <text:p text:style-name="P42"><text:span text:style-name="T96"/></text:p>
      <table:table table:style-name="Table08">
        <table:table-column table:style-name="TableColumn0800"/>
        <table:table-column table:style-name="TableColumn0801"/>
        <table:table-row table:style-name="TableRow0800">
          <table:table-cell table:style-name="TableCell080000">
            <text:p text:style-name="P44"><text:span text:style-name="T97">ID:</text:span><text:span text:style-name="T98"><text:s/>7</text:span></text:p>
            <text:p text:style-name="P44"><text:span text:style-name="T99">Caso de teste:<text:s/></text:span><text:span text:style-name="T100">RF3(Realizar operações de divisão)</text:span><text:span text:style-name="T101"/></text:p>
          </table:table-cell>
          <table:table-cell table:style-name="TableCell080001">
            <text:p text:style-name="P44"><text:span text:style-name="T102">Dados de teste:<text:s/></text:span><text:span text:style-name="T103">5 / 0</text:span></text:p>
            <text:p text:style-name="P44"><text:span text:style-name="T104">Resultado esperado:<text:s/></text:span><text:span text:style-name="T105">Mensagem de erro</text:span><text:span text:style-name="T106"/></text:p>
          </table:table-cell>
        </table:table-row>
      </table:table>
      <text:p text:style-name="P46"><text:span text:style-name="T106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48"><text:span text:style-name="T107">ID:</text:span><text:span text:style-name="T108"><text:s/>8</text:span></text:p>
            <text:p text:style-name="P48"><text:span text:style-name="T109">Caso de teste:<text:s/></text:span><text:span text:style-name="T110">RF3(Realizar operações de divisão)</text:span><text:span text:style-name="T111"/></text:p>
          </table:table-cell>
          <table:table-cell table:style-name="TableCell090001">
            <text:p text:style-name="P48"><text:span text:style-name="T112">Dados de teste:<text:s/></text:span><text:span text:style-name="T113">100</text:span><text:span text:style-name="T114"><text:s/></text:span><text:span text:style-name="T115">/ 10</text:span></text:p>
            <text:p text:style-name="P48"><text:span text:style-name="T116">Resultado esperado:<text:s/></text:span><text:span text:style-name="T117">10</text:span><text:span text:style-name="T118"/></text:p>
          </table:table-cell>
        </table:table-row>
      </table:table>
      <text:p text:style-name="P50"><text:span text:style-name="T118"/></text:p>
      <table:table table:style-name="Table10">
        <table:table-column table:style-name="TableColumn1000"/>
        <table:table-column table:style-name="TableColumn1001"/>
        <table:table-row table:style-name="TableRow1000">
          <table:table-cell table:style-name="TableCell100000">
            <text:p text:style-name="P52"><text:span text:style-name="T119">ID:</text:span><text:span text:style-name="T120"><text:s/>9</text:span></text:p>
            <text:p text:style-name="P52"><text:span text:style-name="T121">Caso de teste:<text:s/></text:span><text:span text:style-name="T122">RF4(Realizar operações de multiplicação)</text:span><text:span text:style-name="T123"/></text:p>
          </table:table-cell>
          <table:table-cell table:style-name="TableCell100001">
            <text:p text:style-name="P52"><text:span text:style-name="T124">Dados de teste:<text:s/></text:span><text:span text:style-name="T125">5 * 8</text:span></text:p>
            <text:p text:style-name="P52"><text:span text:style-name="T126">Resultado esperado:<text:s/></text:span><text:span text:style-name="T127">40</text:span><text:span text:style-name="T128"/></text:p>
          </table:table-cell>
        </table:table-row>
      </table:table>
      <text:p text:style-name="P54"><text:span text:style-name="T128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56"><text:span text:style-name="T129">ID:</text:span><text:span text:style-name="T130"><text:s/>10</text:span></text:p>
            <text:p text:style-name="P56"><text:span text:style-name="T131">Caso de teste:<text:s/></text:span><text:span text:style-name="T132">RF4(Realizar operações de multiplicação)</text:span><text:span text:style-name="T133"/></text:p>
          </table:table-cell>
          <table:table-cell table:style-name="TableCell110001">
            <text:p text:style-name="P56"><text:span text:style-name="T134">Dados de teste:<text:s/></text:span><text:span text:style-name="T135">5 * 0,5</text:span></text:p>
            <text:p text:style-name="P56"><text:span text:style-name="T136">Resultado esperado:<text:s/></text:span><text:span text:style-name="T137">2,5</text:span><text:span text:style-name="T138"/></text:p>
          </table:table-cell>
        </table:table-row>
      </table:table>
      <text:p text:style-name="P58"><text:span text:style-name="T138"/></text:p>
      <table:table table:style-name="Table12">
        <table:table-column table:style-name="TableColumn1200"/>
        <table:table-column table:style-name="TableColumn1201"/>
        <table:table-row table:style-name="TableRow1200">
          <table:table-cell table:style-name="TableCell120000">
            <text:p text:style-name="P60"><text:span text:style-name="T139">ID:</text:span><text:span text:style-name="T140"><text:s/>11</text:span></text:p>
            <text:p text:style-name="P60"><text:span text:style-name="T141">Caso de teste:<text:s/></text:span><text:span text:style-name="T142">RF5(Realizar multiplas operações ao mesmo tempo)</text:span><text:span text:style-name="T143"/></text:p>
          </table:table-cell>
          <table:table-cell table:style-name="TableCell120001">
            <text:p text:style-name="P60"><text:span text:style-name="T144">Dados de teste:<text:s/></text:span><text:span text:style-name="T145">1+3+7</text:span></text:p>
            <text:p text:style-name="P60"><text:span text:style-name="T146">Resultado esperado:<text:s/></text:span><text:span text:style-name="T147">11</text:span><text:span text:style-name="T148"/></text:p>
          </table:table-cell>
        </table:table-row>
      </table:table>
      <text:p text:style-name="P62"><text:span text:style-name="T148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64"><text:span text:style-name="T149">ID:</text:span><text:span text:style-name="T150"><text:s/>12</text:span></text:p>
            <text:p text:style-name="P64"><text:span text:style-name="T151">Caso de teste:<text:s/></text:span><text:span text:style-name="T152">RF5(Realizar multiplas operações ao mesmo tempo)</text:span><text:span text:style-name="T153"/></text:p>
          </table:table-cell>
          <table:table-cell table:style-name="TableCell130001">
            <text:p text:style-name="P64"><text:span text:style-name="T154">Dados de teste:<text:s/></text:span><text:span text:style-name="T155">1*3-2</text:span></text:p>
            <text:p text:style-name="P64"><text:span text:style-name="T156">Resultado esperado:<text:s/></text:span><text:span text:style-name="T157">1</text:span><text:span text:style-name="T158"/></text:p>
          </table:table-cell>
        </table:table-row>
      </table:table>
      <text:p text:style-name="P66"><text:span text:style-name="T1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